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Noto Naskh Arabic" svg:font-family="'Noto Naskh Arabic'" style:font-pitch="variable"/>
    <style:font-face style:name="Noto Nastaliq Urdu" svg:font-family="'Noto Nastaliq Urdu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aakar" svg:font-family="aakar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8.223cm"/>
    </style:style>
    <style:style style:name="co5" style:family="table-column">
      <style:table-column-properties fo:break-before="auto" style:column-width="8.251cm"/>
    </style:style>
    <style:style style:name="co6" style:family="table-column">
      <style:table-column-properties fo:break-before="auto" style:column-width="7.7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Naskh Arabic" style:font-size-complex="11pt" style:language-complex="ur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6.80000019073486pt" style:language-asian="none" style:country-asian="none" style:font-style-asian="normal" style:font-weight-asian="normal" style:font-name-complex="Noto Naskh Arabic" style:font-size-complex="11pt" style:language-complex="ur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6.80000019073486pt" style:language-asian="none" style:country-asian="none" style:font-style-asian="normal" style:font-weight-asian="normal" style:font-name-complex="Noto Naskh Arabic" style:font-size-complex="13pt" style:language-complex="ur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Naskh Arabic" style:font-size-complex="13pt" style:language-complex="ur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Naskh Arabic" style:font-size-complex="13pt" style:language-complex="ur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Nastaliq Urdu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ans1" fo:font-size="11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language="none" fo:country="none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1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1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language="none" fo:country="none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italic" style:text-outline="false" fo:text-shadow="none" style:font-name-complex="Liberation Sans1" style:font-size-complex="11pt" style:font-weight-complex="normal" style:font-style-complex="italic"/>
    </style:style>
    <style:style style:name="T2" style:family="text">
      <style:text-properties style:font-size-complex="11pt" style:font-weight-complex="normal" style:font-style-complex="italic" style:font-name-complex="Noto Nastaliq Urdu"/>
    </style:style>
    <style:style style:name="T3" style:family="text">
      <style:text-properties fo:color="#000000" style:font-name="Liberation Sans1" fo:font-size="12pt" fo:font-weight="normal" style:text-underline-style="none" style:text-underline-color="font-color" style:text-line-through-type="none" fo:font-style="normal" style:text-outline="false" fo:text-shadow="none" style:font-name-complex="Liberation Sans1" style:font-size-complex="12pt" style:font-weight-complex="normal" style:font-style-complex="normal"/>
    </style:style>
    <style:style style:name="T4" style:family="text">
      <style:text-properties style:font-size-complex="12pt" style:font-weight-complex="normal" style:font-style-complex="normal" style:font-name-complex="aaka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3:Sheet1.F30">
        <table:table-column table:style-name="co1" table:default-cell-style-name="Default"/>
        <table:table-column table:style-name="co2" table:default-cell-style-name="ce3"/>
        <table:table-column table:style-name="co3" table:default-cell-style-name="ce11"/>
        <table:table-column table:style-name="co4" table:default-cell-style-name="ce4"/>
        <table:table-column table:style-name="co5" table:default-cell-style-name="ce5"/>
        <table:table-column table:style-name="co6" table:default-cell-style-name="ce15"/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AR</text:p>
          </table:table-cell>
          <table:table-cell table:style-name="ce14" office:value-type="string" calcext:value-type="string">
            <text:p>EN</text:p>
          </table:table-cell>
        </table:table-row>
        <table:table-row table:style-name="ro3">
          <table:table-cell/>
          <table:table-cell table:style-name="ce2" office:value-type="string" calcext:value-type="string">
            <text:p>چھوٹا</text:p>
          </table:table-cell>
          <table:table-cell table:style-name="ce7" office:value-type="string" calcext:value-type="string">
            <text:p>?</text:p>
          </table:table-cell>
          <table:table-cell table:style-name="ce5" office:value-type="string" calcext:value-type="string">
            <text:p>میرا چھوٹا سا خاندان ہے</text:p>
          </table:table-cell>
          <table:table-cell office:value-type="string" calcext:value-type="string">
            <text:p>لدي عائلة صغيرة</text:p>
          </table:table-cell>
          <table:table-cell office:value-type="string" calcext:value-type="string">
            <text:p>I have a small family</text:p>
          </table:table-cell>
        </table:table-row>
        <table:table-row table:style-name="ro3">
          <table:table-cell/>
          <table:table-cell table:style-name="ce2" office:value-type="string" calcext:value-type="string">
            <text:p>شہر</text:p>
          </table:table-cell>
          <table:table-cell table:style-name="ce8" office:value-type="string" calcext:value-type="string">
            <text:p>?</text:p>
          </table:table-cell>
          <table:table-cell table:style-name="ce5" office:value-type="string" calcext:value-type="string">
            <text:p>میں صاف ستھرے مشی گن کے ایک بڑے شہر <text:s/>ڈیٹرائٹ میں اپنے پیارے</text:p>
          </table:table-cell>
          <table:table-cell office:value-type="string" calcext:value-type="string">
            <text:p>أعيش في ديترويت، وهي مدينة كبيرة في ولاية ميشيغان الجميلة</text:p>
          </table:table-cell>
          <table:table-cell office:value-type="string" calcext:value-type="string">
            <text:p>I live in Detroit, a big city in beautiful Michigan</text:p>
          </table:table-cell>
        </table:table-row>
        <table:table-row table:style-name="ro4">
          <table:table-cell/>
          <table:table-cell table:style-name="ce2" office:value-type="string" calcext:value-type="string">
            <text:p>رہتی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اور خوش کن خاندان کے ساتھ رہتی ہیں</text:p>
          </table:table-cell>
          <table:table-cell table:style-name="ce4" office:value-type="string" calcext:value-type="string">
            <text:p>ويعيش مع عائلة سعيدة</text:p>
          </table:table-cell>
          <table:table-cell table:style-name="ce16" office:value-type="string" calcext:value-type="string">
            <text:p>And lives with a happy family</text:p>
            <text:p/>
          </table:table-cell>
        </table:table-row>
        <table:table-row table:style-name="ro4">
          <table:table-cell/>
          <table:table-cell table:style-name="ce2" office:value-type="string" calcext:value-type="string">
            <text:p>ہنر مند</text:p>
          </table:table-cell>
          <table:table-cell table:style-name="ce10" office:value-type="string" calcext:value-type="string">
            <text:p><text:span text:style-name="T1">Adj</text:span><text:span text:style-name="T2">.</text:span></text:p>
          </table:table-cell>
          <table:table-cell table:style-name="ce5" office:value-type="string" calcext:value-type="string">
            <text:p>میرے والد ایک ہنر مند انجینئر ہیں</text:p>
          </table:table-cell>
          <table:table-cell office:value-type="string" calcext:value-type="string">
            <text:p>والدي مهندس ماهر</text:p>
          </table:table-cell>
          <table:table-cell table:style-name="ce17" office:value-type="string" calcext:value-type="string">
            <text:p>My father is a skilled engineer</text:p>
            <text:p/>
          </table:table-cell>
        </table:table-row>
        <table:table-row table:style-name="ro3">
          <table:table-cell/>
          <table:table-cell office:value-type="string" calcext:value-type="string">
            <text:p>سادہ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میری والدہ ایک سادہ پاکستانی خاتون ہیں</text:p>
          </table:table-cell>
          <table:table-cell office:value-type="string" calcext:value-type="string">
            <text:p>والدتي امرأة باكستانية بسيطة</text:p>
          </table:table-cell>
          <table:table-cell office:value-type="string" calcext:value-type="string">
            <text:p>My mother is a simple Pakistani woman</text:p>
          </table:table-cell>
        </table:table-row>
        <table:table-row table:style-name="ro3">
          <table:table-cell/>
          <table:table-cell office:value-type="string" calcext:value-type="string">
            <text:p>اچھی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میری والدہ ایک اچھی ٹیچر ہیں</text:p>
          </table:table-cell>
          <table:table-cell table:style-name="ce4" office:value-type="string" calcext:value-type="string">
            <text:p>والدتي معلمة جيدة</text:p>
          </table:table-cell>
          <table:table-cell office:value-type="string" calcext:value-type="string">
            <text:p>My mother is a good teacher</text:p>
          </table:table-cell>
        </table:table-row>
        <table:table-row table:style-name="ro5">
          <table:table-cell/>
          <table:table-cell office:value-type="string" calcext:value-type="string">
            <text:p>بڑے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میرے ایک بڑے بھائی ہیں</text:p>
          </table:table-cell>
          <table:table-cell office:value-type="string" calcext:value-type="string">
            <text:p>لدي أخ أكبر.</text:p>
          </table:table-cell>
          <table:table-cell table:style-name="ce18" office:value-type="string" calcext:value-type="string">
            <text:p><text:span text:style-name="T3">I have an elder brother</text:span><text:span text:style-name="T4">.</text:span></text:p>
          </table:table-cell>
        </table:table-row>
        <table:table-row table:style-name="ro3">
          <table:table-cell/>
          <table:table-cell office:value-type="string" calcext:value-type="string">
            <text:p>ذہین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وہ ایک ذہین طالب علم ہیں</text:p>
          </table:table-cell>
          <table:table-cell office:value-type="string" calcext:value-type="string">
            <text:p>إنه طالب ذكي</text:p>
          </table:table-cell>
          <table:table-cell table:style-name="ce18" office:value-type="string" calcext:value-type="string">
            <text:p><text:span text:style-name="T3">He is an intelligent student</text:span><text:span text:style-name="T4">.</text:span></text:p>
          </table:table-cell>
        </table:table-row>
        <table:table-row table:style-name="ro3">
          <table:table-cell/>
          <table:table-cell office:value-type="string" calcext:value-type="string">
            <text:p>چھوٹی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میری ایک چھوٹی بہن ہے</text:p>
          </table:table-cell>
          <table:table-cell office:value-type="string" calcext:value-type="string">
            <text:p>ندي اخت صغيرة</text:p>
          </table:table-cell>
          <table:table-cell table:style-name="ce18" office:value-type="string" calcext:value-type="string">
            <text:p><text:span text:style-name="T3">I have a younger sister</text:span><text:span text:style-name="T4">.</text:span></text:p>
          </table:table-cell>
        </table:table-row>
        <table:table-row table:style-name="ro3">
          <table:table-cell/>
          <table:table-cell office:value-type="string" calcext:value-type="string">
            <text:p>خوبصورت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وہ بہت خوبصورت ہے</text:p>
          </table:table-cell>
          <table:table-cell office:value-type="string" calcext:value-type="string">
            <text:p>إنها جميلة جدا</text:p>
          </table:table-cell>
          <table:table-cell table:style-name="ce18" office:value-type="string" calcext:value-type="string">
            <text:p><text:span text:style-name="T3">She is very beautiful</text:span><text:span text:style-name="T4">.</text:span></text:p>
          </table:table-cell>
        </table:table-row>
        <table:table-row table:style-name="ro3">
          <table:table-cell/>
          <table:table-cell office:value-type="string" calcext:value-type="string">
            <text:p>لمبی</text:p>
          </table:table-cell>
          <table:table-cell table:style-name="ce12" office:value-type="string" calcext:value-type="string">
            <text:p>Adj</text:p>
          </table:table-cell>
          <table:table-cell office:value-type="string" calcext:value-type="string">
            <text:p>میری بہن مجھ سے لمبی ہے</text:p>
          </table:table-cell>
          <table:table-cell office:value-type="string" calcext:value-type="string">
            <text:p>أختي أطول مني</text:p>
          </table:table-cell>
          <table:table-cell table:style-name="ce18" office:value-type="string" calcext:value-type="string">
            <text:p><text:span text:style-name="T3">My sister is taller than me</text:span><text:span text:style-name="T4">.</text:span></text:p>
          </table:table-cell>
        </table:table-row>
        <table:table-row table:style-name="ro5">
          <table:table-cell/>
          <table:table-cell office:value-type="string" calcext:value-type="string">
            <text:p>بوڑھے/بوڑھی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میرے بوڑھے دادا اور بوڑھی دادی بھی ہمارے <text:s/>ساتھ رہتی ہیں</text:p>
          </table:table-cell>
          <table:table-cell office:value-type="string" calcext:value-type="string">
            <text:p>يعيش جدي الأكبر وجدتي العجوز معنا أيضًا.</text:p>
          </table:table-cell>
          <table:table-cell table:style-name="ce18" office:value-type="string" calcext:value-type="string">
            <text:p><text:span text:style-name="T3">My old grandfather and old grandmother also live with us</text:span><text:span text:style-name="T4">.</text:span></text:p>
          </table:table-cell>
        </table:table-row>
        <table:table-row table:style-name="ro6">
          <table:table-cell/>
          <table:table-cell office:value-type="string" calcext:value-type="string">
            <text:p>پر (كا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مجموعی طور پر، میرے خاندان میں، سات <text:s/>افراد ہیں</text:p>
          </table:table-cell>
          <table:table-cell office:value-type="string" calcext:value-type="string">
            <text:p>في المجموع، في عائلتي هناك سبعة أشخاص</text:p>
          </table:table-cell>
          <table:table-cell table:style-name="ce19" office:value-type="string" calcext:value-type="string">
            <text:p>In total, in my family, there are seven people</text:p>
          </table:table-cell>
        </table:table-row>
        <table:table-row table:style-name="ro3">
          <table:table-cell/>
          <table:table-cell table:style-name="ce2" office:value-type="string" calcext:value-type="string">
            <text:p>رشتہ داروں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میرا خاندان ہر تہوار پر رشتہ داروں کو اپنے <text:s/>گھر بلاتا ہے</text:p>
          </table:table-cell>
          <table:table-cell office:value-type="string" calcext:value-type="string">
            <text:p>عائلتي تدعو أقاربها إلى منزلنا في كل مهرجان</text:p>
          </table:table-cell>
          <table:table-cell table:style-name="ce17" office:value-type="string" calcext:value-type="string">
            <text:p>My family invites relatives to our home on every festival</text:p>
          </table:table-cell>
        </table:table-row>
        <table:table-row table:style-name="ro6">
          <table:table-cell/>
          <table:table-cell office:value-type="string" calcext:value-type="string">
            <text:p>امیر/غریب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ہمارے بعض رشتہ دار بہت امیر ہیں لیکن ہمارے <text:s/>بعض رشتہ دار غریب بھی ہیں</text:p>
          </table:table-cell>
          <table:table-cell table:style-name="ce4" office:value-type="string" calcext:value-type="string">
            <text:p>بعض أقاربنا أغنياء جدًا ولكن بعض أقاربنا فقراء أيضًا</text:p>
          </table:table-cell>
          <table:table-cell table:style-name="ce17" office:value-type="string" calcext:value-type="string">
            <text:p>Some of our relatives are very rich but some of our relatives are also poor</text:p>
          </table:table-cell>
        </table:table-row>
        <table:table-row table:style-name="ro3">
          <table:table-cell/>
          <table:table-cell table:style-name="ce4" office:value-type="string" calcext:value-type="string">
            <text:p>میں</text:p>
          </table:table-cell>
          <table:table-cell table:style-name="ce13" office:value-type="string" calcext:value-type="string">
            <text:p>p.p</text:p>
          </table:table-cell>
          <table:table-cell office:value-type="string" calcext:value-type="string">
            <text:p>میرے بڑے چچا اور چاچی شکاگو میں <text:s/>رہتے ہیں</text:p>
          </table:table-cell>
          <table:table-cell office:value-type="string" calcext:value-type="string">
            <text:p>عمي وعمتي يعيشان في شيكاغو</text:p>
          </table:table-cell>
          <table:table-cell table:style-name="ce17" office:value-type="string" calcext:value-type="string">
            <text:p>My great uncle and aunt live in Chicago</text:p>
          </table:table-cell>
        </table:table-row>
        <table:table-row table:style-name="ro3">
          <table:table-cell/>
          <table:table-cell table:style-name="ce4" office:value-type="string" calcext:value-type="string">
            <text:p>موٹے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میرے چچا میرے والد سے زیادہ موٹے ہیں</text:p>
          </table:table-cell>
          <table:table-cell office:value-type="string" calcext:value-type="string">
            <text:p>عمي أكثر بدانة من والدي</text:p>
          </table:table-cell>
          <table:table-cell office:value-type="string" calcext:value-type="string">
            <text:p>My uncle is fatter than my father</text:p>
          </table:table-cell>
        </table:table-row>
        <table:table-row table:style-name="ro3">
          <table:table-cell/>
          <table:table-cell table:style-name="ce4" office:value-type="string" calcext:value-type="string">
            <text:p>اہلکار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میرے چچا ایک ایماندار پولیس اہلکار ہیں</text:p>
          </table:table-cell>
          <table:table-cell office:value-type="string" calcext:value-type="string">
            <text:p>عمي شرطي نزيه</text:p>
          </table:table-cell>
          <table:table-cell office:value-type="string" calcext:value-type="string">
            <text:p>My uncle is an honest policeman</text:p>
          </table:table-cell>
        </table:table-row>
        <table:table-row table:style-name="ro4">
          <table:table-cell/>
          <table:table-cell table:style-name="ce5" office:value-type="string" calcext:value-type="string">
            <text:p>ہوشیار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میری چاچی ایک ہوشیار تاجر ہیں</text:p>
          </table:table-cell>
          <table:table-cell table:style-name="ce4" office:value-type="string" calcext:value-type="string">
            <text:p>عمتي رجل أعمال ماهر</text:p>
          </table:table-cell>
          <table:table-cell table:style-name="ce17" office:value-type="string" calcext:value-type="string">
            <text:p>My aunt is a shrewd businessman</text:p>
            <text:p/>
          </table:table-cell>
        </table:table-row>
        <table:table-row table:style-name="ro3">
          <table:table-cell/>
          <table:table-cell table:style-name="ce5" office:value-type="string" calcext:value-type="string">
            <text:p>دوسرے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میری بوآ ابھی کنواری ہیں</text:p>
          </table:table-cell>
          <table:table-cell office:value-type="string" calcext:value-type="string">
            <text:p>زوجة ابني لا تزال عذراء</text:p>
          </table:table-cell>
          <table:table-cell office:value-type="string" calcext:value-type="string">
            <text:p>My daughter-in-law is still a virgin</text:p>
          </table:table-cell>
        </table:table-row>
        <table:table-row table:style-name="ro4">
          <table:table-cell/>
          <table:table-cell table:style-name="ce5" office:value-type="string" calcext:value-type="string">
            <text:p>سماجی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وہ ایک محنتی سماجی کارکن ہیں</text:p>
          </table:table-cell>
          <table:table-cell office:value-type="string" calcext:value-type="string">
            <text:p>إنها عاملة اجتماعية مجتهدة</text:p>
          </table:table-cell>
          <table:table-cell table:style-name="ce17" office:value-type="string" calcext:value-type="string">
            <text:p>She is a hardworking social worker</text:p>
            <text:p/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?</text:p>
          </table:table-cell>
          <table:table-cell table:style-name="ce5" office:value-type="string" calcext:value-type="string">
            <text:p>میرے ماما اور خالہ ابھی پاکستان میں ہیں</text:p>
          </table:table-cell>
          <table:table-cell office:value-type="string" calcext:value-type="string">
            <text:p>عمي وعمتي لا يزالان في باكستان</text:p>
          </table:table-cell>
          <table:table-cell office:value-type="string" calcext:value-type="string">
            <text:p>My uncle and aunt are still in Pakistan</text:p>
          </table:table-cell>
        </table:table-row>
        <table:table-row table:style-name="ro3">
          <table:table-cell/>
          <table:table-cell table:style-name="ce5" office:value-type="string" calcext:value-type="string">
            <text:p>مشہور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میرے ماما ایک مشہور پروفیسر ہیں</text:p>
          </table:table-cell>
          <table:table-cell table:style-name="ce4" office:value-type="string" calcext:value-type="string">
            <text:p>عمي أستاذ مشهور</text:p>
          </table:table-cell>
          <table:table-cell office:value-type="string" calcext:value-type="string">
            <text:p>My uncle is a famous professor</text:p>
          </table:table-cell>
        </table:table-row>
        <table:table-row table:style-name="ro3">
          <table:table-cell/>
          <table:table-cell table:style-name="ce5" office:value-type="string" calcext:value-type="string">
            <text:p>گلوکار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میری خالہ ایک مشہور گلوکار ہیں</text:p>
          </table:table-cell>
          <table:table-cell office:value-type="string" calcext:value-type="string">
            <text:p>عمتي مغنية مشهورة</text:p>
          </table:table-cell>
          <table:table-cell table:style-name="ce18" office:value-type="string" calcext:value-type="string">
            <text:p><text:span text:style-name="T3">My aunt is a famous singer</text:span><text:span text:style-name="T4">.</text:span></text:p>
          </table:table-cell>
        </table:table-row>
        <table:table-row table:style-name="ro5">
          <table:table-cell/>
          <table:table-cell table:style-name="ce5" office:value-type="string" calcext:value-type="string">
            <text:p>کسان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میرے نانا ایک کسان تھے</text:p>
          </table:table-cell>
          <table:table-cell office:value-type="string" calcext:value-type="string">
            <text:p>كان جدي مزارعا.</text:p>
          </table:table-cell>
          <table:table-cell office:value-type="string" calcext:value-type="string">
            <text:p>My grandfather was a farmer</text:p>
          </table:table-cell>
        </table:table-row>
        <table:table-row table:style-name="ro3">
          <table:table-cell/>
          <table:table-cell table:style-name="ce5" office:value-type="string" calcext:value-type="string">
            <text:p>گھریلو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میری نانی ایک ہنر مند گھریلو خاتون تھیں</text:p>
          </table:table-cell>
          <table:table-cell office:value-type="string" calcext:value-type="string">
            <text:p>كانت جدتي ربة منزل ماهرة</text:p>
          </table:table-cell>
          <table:table-cell office:value-type="string" calcext:value-type="string">
            <text:p>My grandmother was a skilled housewife</text:p>
          </table:table-cell>
        </table:table-row>
        <table:table-row table:style-name="ro3">
          <table:table-cell/>
          <table:table-cell table:style-name="ce5" office:value-type="string" calcext:value-type="string">
            <text:p>دوسرے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ہمارے رشتہ دار ہر خوشی اور غم میں ایک <text:s/>دوسرے کا ساتھ دیتے ہیں</text:p>
          </table:table-cell>
          <table:table-cell office:value-type="string" calcext:value-type="string">
            <text:p>أقاربنا يدعمون بعضهم البعض في كل سعادة وحزن</text:p>
          </table:table-cell>
          <table:table-cell office:value-type="string" calcext:value-type="string">
            <text:p>Our relatives support each other in every happiness and sorr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Noto Naskh Arabic" svg:font-family="'Noto Naskh Arabic'" style:font-pitch="variable"/>
    <style:font-face style:name="Noto Nastaliq Urdu" svg:font-family="'Noto Nastaliq Urdu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aakar" svg:font-family="aakar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Arabic UI" style:font-size-complex="10pt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1:11:47.245719671</meta:creation-date>
    <dc:date>2023-09-09T21:59:58.914395980</dc:date>
    <meta:editing-duration>PT38M1S</meta:editing-duration>
    <meta:editing-cycles>1</meta:editing-cycles>
    <meta:document-statistic meta:table-count="1" meta:cell-count="139" meta:object-count="0"/>
    <meta:generator>LibreOffice/7.3.7.2$Linux_X86_64 LibreOffice_project/30$Build-2</meta:generator>
  </office:meta>
</office:document-meta>
</file>